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Footnote">
      <style:paragraph-properties fo:margin-left="0cm" fo:margin-right="0cm" fo:text-align="center" style:justify-single-word="false" fo:text-indent="0cm" style:auto-text-indent="false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center" style:justify-single-word="false" fo:break-before="page"/>
      <style:text-properties fo:font-size="22pt" fo:font-weight="bold" style:font-size-asian="22pt" style:font-weight-asian="bold" style:font-size-complex="22pt" style:font-weight-complex="bold"/>
    </style:style>
    <style:style style:name="P4" style:family="paragraph" style:parent-style-name="Standard" style:list-style-name="L1"/>
    <style:style style:name="P5" style:family="paragraph" style:parent-style-name="Standard">
      <style:paragraph-properties fo:text-align="center" style:justify-single-word="false"/>
      <style:text-properties fo:font-size="22pt" fo:font-weight="bold" style:font-size-asian="22pt" style:font-weight-asian="bold" style:font-size-complex="22pt" style:font-weight-complex="bold"/>
    </style:style>
    <style:style style:name="P6" style:family="paragraph" style:parent-style-name="Standard">
      <style:paragraph-properties fo:text-align="center" style:justify-single-word="false" fo:break-before="page"/>
      <style:text-properties fo:font-size="22pt" fo:font-weight="bold" style:font-size-asian="22pt" style:font-weight-asian="bold" style:font-size-complex="22pt" style:font-weight-complex="bold"/>
    </style:style>
    <style:style style:name="P7" style:family="paragraph" style:parent-style-name="Footnote">
      <style:paragraph-properties fo:text-align="center" style:justify-single-word="false"/>
    </style:style>
    <style:style style:name="T1" style:family="text">
      <style:text-properties style:font-name="Times New Roman" style:font-name-asian="Times New Roman" style:font-name-complex="Times New Roman"/>
    </style:style>
    <text:list-style style:name="L1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1.33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2.66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3.99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5.32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6.6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7.98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9.31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10.64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11.97cm" text:min-label-width="0.635cm"/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–">
        <style:list-level-properties text:min-label-width="0.635cm"/>
        <style:text-properties style:font-name="StarSymbol"/>
      </text:list-level-style-bullet>
      <text:list-level-style-bullet text:level="2" text:style-name="Bullet_20_Symbols" style:num-suffix="." text:bullet-char="–">
        <style:list-level-properties text:space-before="0.635cm" text:min-label-width="0.635cm"/>
        <style:text-properties style:font-name="StarSymbol"/>
      </text:list-level-style-bullet>
      <text:list-level-style-bullet text:level="3" text:style-name="Bullet_20_Symbols" style:num-suffix="." text:bullet-char="–">
        <style:list-level-properties text:space-before="1.27cm" text:min-label-width="0.635cm"/>
        <style:text-properties style:font-name="StarSymbol"/>
      </text:list-level-style-bullet>
      <text:list-level-style-bullet text:level="4" text:style-name="Bullet_20_Symbols" style:num-suffix="." text:bullet-char="–">
        <style:list-level-properties text:space-before="1.905cm" text:min-label-width="0.635cm"/>
        <style:text-properties style:font-name="StarSymbol"/>
      </text:list-level-style-bullet>
      <text:list-level-style-bullet text:level="5" text:style-name="Bullet_20_Symbols" style:num-suffix="." text:bullet-char="–">
        <style:list-level-properties text:space-before="2.54cm" text:min-label-width="0.635cm"/>
        <style:text-properties style:font-name="StarSymbol"/>
      </text:list-level-style-bullet>
      <text:list-level-style-bullet text:level="6" text:style-name="Bullet_20_Symbols" style:num-suffix="." text:bullet-char="–">
        <style:list-level-properties text:space-before="3.175cm" text:min-label-width="0.635cm"/>
        <style:text-properties style:font-name="StarSymbol"/>
      </text:list-level-style-bullet>
      <text:list-level-style-bullet text:level="7" text:style-name="Bullet_20_Symbols" style:num-suffix="." text:bullet-char="–">
        <style:list-level-properties text:space-before="3.81cm" text:min-label-width="0.635cm"/>
        <style:text-properties style:font-name="StarSymbol"/>
      </text:list-level-style-bullet>
      <text:list-level-style-bullet text:level="8" text:style-name="Bullet_20_Symbols" style:num-suffix="." text:bullet-char="–">
        <style:list-level-properties text:space-before="4.445cm" text:min-label-width="0.635cm"/>
        <style:text-properties style:font-name="StarSymbol"/>
      </text:list-level-style-bullet>
      <text:list-level-style-bullet text:level="9" text:style-name="Bullet_20_Symbols" style:num-suffix="." text:bullet-char="–">
        <style:list-level-properties text:space-before="5.08cm" text:min-label-width="0.635cm"/>
        <style:text-properties style:font-name="StarSymbol"/>
      </text:list-level-style-bullet>
      <text:list-level-style-bullet text:level="10" text:style-name="Bullet_20_Symbols" style:num-suffix="." text:bullet-char="–">
        <style:list-level-properties text:space-before="5.715cm" text:min-label-width="0.635cm"/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Desarrollo de juegos multiplataforma con SDL</text:p>
      <text:p text:style-name="P5">Configurar el entorno de desarrollo</text:p>
      <text:p text:style-name="P3">Entorno de desarrollo sobre Linux</text:p>
      <text:p text:style-name="Standard"/>
      <text:p text:style-name="Standard"/>
      <text:p text:style-name="Standard">Desarrollo de juegos en C++ con GNU/Linux:</text:p>
      <text:p text:style-name="Standard"/>
      <text:list text:style-name="L1">
        <text:list-item>
          <text:p text:style-name="P4">Ubuntu Linux Hardy Heron 8.04</text:p>
        </text:list-item>
        <text:list-item>
          <text:p text:style-name="P4">Eclipse SDK 3.2.2 + </text:p>
          <text:list>
            <text:list-item>
              <text:p text:style-name="P4">sudo apt-get install eclipse</text:p>
            </text:list-item>
          </text:list>
        </text:list-item>
        <text:list-item>
          <text:p text:style-name="P4">GCC versión 4.2.3.</text:p>
          <text:list>
            <text:list-item>
              <text:p text:style-name="P4">Incluido con Ubuntu 8.04</text:p>
            </text:list-item>
          </text:list>
        </text:list-item>
        <text:list-item>
          <text:p text:style-name="P4">CDT 3.1.2 (C/C++ Development Tools for Eclipse)</text:p>
          <text:list>
            <text:list-item>
              <text:p text:style-name="P4">sudo apt-get install eclipse-cdt</text:p>
            </text:list-item>
          </text:list>
        </text:list-item>
        <text:list-item>
          <text:p text:style-name="P4">SDL 1.2 (Simple DirectMedia Layer), SDL_image, SDL_mixer, SDL_ttf</text:p>
          <text:list>
            <text:list-item>
              <text:p text:style-name="P4">sudo apt-get install libsdl1.2-dev </text:p>
            </text:list-item>
            <text:list-item>
              <text:p text:style-name="P4">sudo apt-get install libsdl-image1.2-dev</text:p>
            </text:list-item>
            <text:list-item>
              <text:p text:style-name="P4">sudo apt-get install libsdl-mixer1.2-dev </text:p>
            </text:list-item>
            <text:list-item>
              <text:p text:style-name="P4">sudo apt-get install libsdl-ttf1.2-dev </text:p>
            </text:list-item>
          </text:list>
        </text:list-item>
      </text:list>
      <text:p text:style-name="Standard"/>
      <text:p text:style-name="Standard">Para configurar el proyecto es necesario en Eclipse:</text:p>
      <text:p text:style-name="Standard"/>
      <text:p text:style-name="Standard">Project <text:span text:style-name="T1">→</text:span> Configure <text:span text:style-name="T1">→</text:span> C/C++ Build <text:span text:style-name="T1">→</text:span> Gcc C++ Linker <text:span text:style-name="T1">→</text:span> Libraries y agregar:</text:p>
      <text:p text:style-name="Standard"/>
      <text:p text:style-name="P2"><text:tab/>SDL</text:p>
      <text:p text:style-name="P2"><text:tab/>SDL_mixer</text:p>
      <text:p text:style-name="P2"><text:tab/>SDL_image</text:p>
      <text:p text:style-name="P2"><text:tab/>SDL_ttf</text:p>
      <text:p text:style-name="Standard"/>
      <text:p text:style-name="Standard"/>
      <text:p text:style-name="Standard"/>
      <text:p text:style-name="P3">Entorno de desarrollo sobre Windows</text:p>
      <text:p text:style-name="Standard"/>
      <text:p text:style-name="Standard"/>
      <text:p text:style-name="Standard">Desarrollo de juegos en C++ con Windows XP:</text:p>
      <text:p text:style-name="Standard"/>
      <text:list text:style-name="L1">
        <text:list-item text:start-value="1">
          <text:p text:style-name="P4">Windows XP service pack 3.</text:p>
        </text:list-item>
        <text:list-item>
          <text:p text:style-name="P4">Eclipse SDK for C/C++ developers 3.3.2 + </text:p>
          <text:list>
            <text:list-item>
              <text:p text:style-name="P4">Instalar Java Runtime Environment desde Programs\Development\jre-6u6-windows-i586-p-s.exe</text:p>
            </text:list-item>
            <text:list-item>
              <text:p text:style-name="P4">Extraer el archivo Programs\Development\eclipse-cpp-europa-winter-win32.zip en C:\Archivos de programa\Eclipse</text:p>
            </text:list-item>
          </text:list>
        </text:list-item>
        <text:list-item>
          <text:p text:style-name="P4">MinGW 5.1.4</text:p>
          <text:list>
            <text:list-item>
              <text:p text:style-name="P4">Ejecutar Programs\Development\MinGW-5.1.4.exe e instalar MinGW basic Toolchain y G++ compiler.</text:p>
            </text:list-item>
          </text:list>
        </text:list-item>
        <text:list-item>
          <text:p text:style-name="P4">SDL 1.2 (Simple DirectMedia Layer), SDL_image , SDL_mixer, SDL_ttf</text:p>
          <text:list>
            <text:list-item>
              <text:p text:style-name="P4">Copiar el contenido de Programs\Extension Libraries\Own made\include a C:\MinGW\include</text:p>
            </text:list-item>
            <text:list-item>
              <text:p text:style-name="P4">Copiar el contenido de Programs\Extension Libraries\Own made\lib a C:\MinGW\lib</text:p>
            </text:list-item>
            <text:list-item>
              <text:p text:style-name="P4">Copiar el contenido de Programs\Extension Libraries\Own made\bin a C:\WINDOWS\SYSTEM32</text:p>
            </text:list-item>
          </text:list>
        </text:list-item>
      </text:list>
      <text:p text:style-name="Standard"/>
      <text:p text:style-name="Standard">Para configurar el proyecto es necesario en Eclipse:</text:p>
      <text:p text:style-name="Standard"/>
      <text:p text:style-name="Standard">Project <text:span text:style-name="T1">→</text:span> Configure <text:span text:style-name="T1">→</text:span> C/C++ Build <text:span text:style-name="T1">→</text:span> Settings <text:span text:style-name="T1">→</text:span> MinGW C++ Linker <text:span text:style-name="T1">→</text:span> Libraries y agregar:</text:p>
      <text:p text:style-name="Standard"/>
      <text:p text:style-name="P2"><text:tab/>mingw32</text:p>
      <text:p text:style-name="P2"><text:tab/>SDLmain</text:p>
      <text:p text:style-name="P2"><text:tab/>SDL</text:p>
      <text:p text:style-name="P2"><text:tab/>SDL_mixer</text:p>
      <text:p text:style-name="P2"><text:tab/>SDL_image</text:p>
      <text:p text:style-name="P2"><text:tab/>SDL_ttf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>Documento creado por Carlos Jenkins – <text:s/>2008</text:p>
      <text:p text:style-name="P7">Texto bajo Licencia de documentación libre de GNU.</text:p>
      <text:p text:style-name="P1">Documento creado con OpenOffice. http://es.openoffice.org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StarSymbol" svg:font-family="Star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4$Linux OpenOffice.org_project/680m12$Build-9286</meta:generator>
    <meta:initial-creator>Carlos Jenkins</meta:initial-creator>
    <meta:creation-date>2008-05-13T00:13:05</meta:creation-date>
    <dc:creator>Carlos Jenkins</dc:creator>
    <dc:date>2008-06-03T19:58:44</dc:date>
    <meta:editing-cycles>10</meta:editing-cycles>
    <meta:editing-duration>PT2H21M34S</meta:editing-duration>
    <meta:user-defined meta:name="Información 1"/>
    <meta:user-defined meta:name="Información 2"/>
    <meta:user-defined meta:name="Información 3"/>
    <meta:user-defined meta:name="Información 4"/>
    <meta:document-statistic meta:table-count="0" meta:image-count="0" meta:object-count="0" meta:page-count="3" meta:paragraph-count="45" meta:word-count="295" meta:character-count="1833"/>
  </office:meta>
</office:document-meta>
</file>